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Liberation Sans" fo:font-size="12pt" fo:font-weight="normal" officeooo:rsid="00154b99" officeooo:paragraph-rsid="00154b99" style:font-name-asian="Noto Sans CJK SC" style:font-size-asian="10.5pt" style:font-weight-asian="normal" style:font-name-complex="Lohit Devanagari1" style:font-size-complex="12pt" style:font-weight-complex="normal"/>
    </style:style>
    <style:style style:name="P2" style:family="paragraph" style:parent-style-name="Text_20_body">
      <style:text-properties style:font-name="Liberation Sans" fo:font-size="12pt" fo:font-style="normal" fo:font-weight="normal" officeooo:rsid="00154b99" officeooo:paragraph-rsid="00154b99" style:font-name-asian="Noto Sans CJK SC" style:font-size-asian="12pt" style:font-style-asian="normal" style:font-weight-asian="normal" style:font-name-complex="Lohit Devanagari1" style:font-size-complex="12pt" style:font-style-complex="normal" style:font-weight-complex="normal"/>
    </style:style>
    <style:style style:name="P3" style:family="paragraph" style:parent-style-name="Text_20_body">
      <style:text-properties style:font-name="Liberation Sans" fo:font-size="12pt" fo:font-style="normal" fo:font-weight="normal" officeooo:rsid="00154b99" officeooo:paragraph-rsid="00176c57" style:font-name-asian="Noto Sans CJK SC" style:font-size-asian="12pt" style:font-style-asian="normal" style:font-weight-asian="normal" style:font-name-complex="Lohit Devanagari1" style:font-size-complex="12pt" style:font-style-complex="normal" style:font-weight-complex="normal"/>
    </style:style>
    <style:style style:name="P4" style:family="paragraph" style:parent-style-name="Text_20_body">
      <style:text-properties style:font-name="Liberation Sans" fo:font-size="12pt" fo:font-style="normal" fo:font-weight="normal" officeooo:rsid="001e9007" officeooo:paragraph-rsid="001e9007" style:font-name-asian="Noto Sans CJK SC" style:font-size-asian="12pt" style:font-style-asian="normal" style:font-weight-asian="normal" style:font-name-complex="Lohit Devanagari1" style:font-size-complex="12pt" style:font-style-complex="normal" style:font-weight-complex="normal"/>
    </style:style>
    <style:style style:name="P5" style:family="paragraph" style:parent-style-name="Text_20_body">
      <style:text-properties officeooo:paragraph-rsid="001ae957"/>
    </style:style>
    <style:style style:name="P6" style:family="paragraph" style:parent-style-name="Text_20_body">
      <style:text-properties officeooo:paragraph-rsid="00176c57"/>
    </style:style>
    <style:style style:name="P7" style:family="paragraph" style:parent-style-name="Text_20_body">
      <style:text-properties officeooo:rsid="001e9007" officeooo:paragraph-rsid="001e9007"/>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officeooo:rsid="001e9007" officeooo:paragraph-rsid="001e9007"/>
    </style:style>
    <style:style style:name="P13" style:family="paragraph" style:parent-style-name="Heading_20_3">
      <style:paragraph-properties fo:break-before="page"/>
    </style:style>
    <style:style style:name="P14" style:family="paragraph" style:parent-style-name="Heading_20_4">
      <style:text-properties officeooo:paragraph-rsid="001ae957"/>
    </style:style>
    <style:style style:name="P15" style:family="paragraph" style:parent-style-name="Heading_20_4">
      <style:text-properties officeooo:rsid="0018f19a" officeooo:paragraph-rsid="001ae957"/>
    </style:style>
    <style:style style:name="P16" style:family="paragraph" style:parent-style-name="Standard">
      <style:paragraph-properties fo:text-align="justify" style:justify-single-word="false"/>
      <style:text-properties style:text-underline-style="solid" style:text-underline-width="auto" style:text-underline-color="font-color"/>
    </style:style>
    <style:style style:name="P17" style:family="paragraph" style:parent-style-name="Text_20_body" style:list-style-name="L1">
      <style:text-properties fo:font-size="12pt" fo:font-style="normal" fo:font-weight="normal" officeooo:rsid="00154b99" officeooo:paragraph-rsid="00154b99" style:font-size-asian="12pt" style:font-style-asian="normal" style:font-weight-asian="normal" style:font-size-complex="12pt" style:font-style-complex="normal" style:font-weight-complex="normal"/>
    </style:style>
    <style:style style:name="P18" style:family="paragraph" style:parent-style-name="Text_20_body" style:list-style-name="L1">
      <style:text-properties fo:font-size="12pt" fo:font-style="normal" style:text-underline-style="solid" style:text-underline-width="auto" style:text-underline-color="font-color" fo:font-weight="normal" officeooo:rsid="00176c57" officeooo:paragraph-rsid="00176c57" style:font-size-asian="12pt" style:font-style-asian="normal" style:font-weight-asian="normal" style:font-size-complex="12pt" style:font-style-complex="normal" style:font-weight-complex="normal"/>
    </style:style>
    <style:style style:name="P19" style:family="paragraph" style:parent-style-name="Text_20_body" style:list-style-name="L2">
      <style:text-properties fo:font-style="italic" officeooo:rsid="0018f19a" officeooo:paragraph-rsid="0018f19a" style:font-style-asian="italic" style:font-style-complex="italic"/>
    </style:style>
    <style:style style:name="P20" style:family="paragraph" style:parent-style-name="Text_20_body" style:list-style-name="L2">
      <style:text-properties style:font-name="Liberation Sans" fo:font-size="12pt" fo:font-style="normal" style:text-underline-style="none" fo:font-weight="normal" officeooo:rsid="0018f19a" officeooo:paragraph-rsid="0018f19a" style:font-name-asian="Noto Sans CJK SC" style:font-size-asian="12pt" style:font-style-asian="normal" style:font-weight-asian="normal" style:font-name-complex="Lohit Devanagari1" style:font-size-complex="12pt" style:font-style-complex="normal" style:font-weight-complex="normal"/>
    </style:style>
    <style:style style:name="P21" style:family="paragraph" style:parent-style-name="Text_20_body" style:list-style-name="L3">
      <style:text-properties style:font-name="Liberation Sans" fo:font-size="12pt" fo:font-style="normal" style:text-underline-style="none" fo:font-weight="normal" officeooo:rsid="0018f19a" officeooo:paragraph-rsid="0018f19a" style:font-name-asian="Noto Sans CJK SC" style:font-size-asian="12pt" style:font-style-asian="normal" style:font-weight-asian="normal" style:font-name-complex="Lohit Devanagari1" style:font-size-complex="12pt" style:font-style-complex="normal" style:font-weight-complex="normal"/>
    </style:style>
    <style:style style:name="P22" style:family="paragraph" style:parent-style-name="Text_20_body" style:list-style-name="L3">
      <style:text-properties officeooo:rsid="00176c57" officeooo:paragraph-rsid="00176c57"/>
    </style:style>
    <style:style style:name="P23" style:family="paragraph" style:parent-style-name="Text_20_body">
      <style:text-properties officeooo:rsid="001ce15b" officeooo:paragraph-rsid="001e9007"/>
    </style:style>
    <style:style style:name="T1" style:family="text">
      <style:text-properties officeooo:rsid="00154b99"/>
    </style:style>
    <style:style style:name="T2" style:family="text">
      <style:text-properties style:text-underline-style="none" officeooo:rsid="00154b99"/>
    </style:style>
    <style:style style:name="T3"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4" style:family="text">
      <style:text-properties style:font-name="Liberation Sans" fo:font-size="14pt" fo:font-weight="bold" officeooo:rsid="00176c57" style:font-name-asian="Noto Sans CJK SC" style:font-size-asian="14pt" style:font-weight-asian="bold" style:font-name-complex="Lohit Devanagari1" style:font-size-complex="14pt" style:font-weight-complex="bold"/>
    </style:style>
    <style:style style:name="T5" style:family="text">
      <style:text-properties style:font-name="Liberation Sans" style:font-name-asian="Noto Sans CJK SC" style:font-name-complex="Lohit Devanagari1"/>
    </style:style>
    <style:style style:name="T6" style:family="text">
      <style:text-properties style:font-name="Liberation Sans" fo:font-size="13pt" fo:font-style="italic" fo:font-weight="bold" officeooo:rsid="00154b99" style:font-name-asian="Noto Sans CJK SC" style:font-size-asian="13pt" style:font-style-asian="italic" style:font-weight-asian="bold" style:font-name-complex="Lohit Devanagari1" style:font-size-complex="13pt" style:font-style-complex="italic" style:font-weight-complex="bold"/>
    </style:style>
    <style:style style:name="T7" style:family="text">
      <style:text-properties style:font-name="Liberation Sans" style:text-underline-style="solid" style:text-underline-width="auto" style:text-underline-color="font-color" style:font-name-asian="Noto Sans CJK SC" style:font-name-complex="Lohit Devanagari1"/>
    </style:style>
    <style:style style:name="T8" style:family="text">
      <style:text-properties style:font-name="Liberation Sans" style:text-underline-style="none" style:font-name-asian="Noto Sans CJK SC" style:font-name-complex="Lohit Devanagari1"/>
    </style:style>
    <style:style style:name="T9" style:family="text">
      <style:text-properties style:font-name="Liberation Sans" fo:font-size="12pt" fo:font-style="normal" style:text-underline-style="none" fo:font-weight="normal" style:font-name-asian="Noto Sans CJK SC" style:font-size-asian="12pt" style:font-style-asian="normal" style:font-weight-asian="normal" style:font-name-complex="Lohit Devanagari1" style:font-size-complex="12pt" style:font-style-complex="normal" style:font-weight-complex="normal"/>
    </style:style>
    <style:style style:name="T10" style:family="text">
      <style:text-properties style:font-name="Liberation Sans" fo:font-size="12pt" fo:font-style="normal" style:text-underline-style="none" fo:font-weight="normal" officeooo:rsid="00176c57" style:font-name-asian="Noto Sans CJK SC" style:font-size-asian="12pt" style:font-style-asian="normal" style:font-weight-asian="normal" style:font-name-complex="Lohit Devanagari1" style:font-size-complex="12pt" style:font-style-complex="normal" style:font-weight-complex="normal"/>
    </style:style>
    <style:style style:name="T11" style:family="text">
      <style:text-properties style:font-name="Liberation Sans" fo:font-size="12pt" fo:font-style="normal" style:text-underline-style="none" fo:font-weight="normal" officeooo:rsid="0018f19a" style:font-name-asian="Noto Sans CJK SC" style:font-size-asian="12pt" style:font-style-asian="normal" style:font-weight-asian="normal" style:font-name-complex="Lohit Devanagari1" style:font-size-complex="12pt" style:font-style-complex="normal" style:font-weight-complex="normal"/>
    </style:style>
    <style:style style:name="T12" style:family="text">
      <style:text-properties style:font-name="Liberation Sans" fo:font-size="12pt" fo:font-style="normal" fo:font-weight="normal" officeooo:rsid="00176c57" style:font-name-asian="Noto Sans CJK SC" style:font-size-asian="12pt" style:font-style-asian="normal" style:font-weight-asian="normal" style:font-name-complex="Lohit Devanagari1" style:font-size-complex="12pt" style:font-style-complex="normal" style:font-weight-complex="normal"/>
    </style:style>
    <style:style style:name="T13" style:family="text">
      <style:text-properties style:font-name="Liberation Sans" fo:font-size="12pt" fo:font-style="italic" style:text-underline-style="none" fo:font-weight="normal" style:font-name-asian="Noto Sans CJK SC" style:font-size-asian="12pt" style:font-style-asian="italic" style:font-weight-asian="normal" style:font-name-complex="Lohit Devanagari1" style:font-size-complex="12pt" style:font-style-complex="italic" style:font-weight-complex="normal"/>
    </style:style>
    <style:style style:name="T14" style:family="text">
      <style:text-properties style:font-name="Liberation Sans" fo:font-size="12pt" fo:font-style="italic" style:text-underline-style="none" fo:font-weight="normal" officeooo:rsid="0018f19a" style:font-name-asian="Noto Sans CJK SC" style:font-size-asian="12pt" style:font-style-asian="italic" style:font-weight-asian="normal" style:font-name-complex="Lohit Devanagari1" style:font-size-complex="12pt" style:font-style-complex="italic" style:font-weight-complex="normal"/>
    </style:style>
    <style:style style:name="T15" style:family="text">
      <style:text-properties style:font-name="Liberation Sans" fo:font-size="12pt" style:text-underline-style="none" fo:font-weight="normal" style:font-name-asian="Noto Sans CJK SC" style:font-size-asian="12pt" style:font-weight-asian="normal" style:font-name-complex="Lohit Devanagari1" style:font-size-complex="12pt" style:font-weight-complex="normal"/>
    </style:style>
    <style:style style:name="T16" style:family="text">
      <style:text-properties style:font-name="Liberation Sans" fo:font-size="12pt" style:text-underline-style="none" fo:font-weight="normal" officeooo:rsid="00176c57" style:font-name-asian="Noto Sans CJK SC" style:font-size-asian="12pt" style:font-weight-asian="normal" style:font-name-complex="Lohit Devanagari1" style:font-size-complex="12pt" style:font-weight-complex="normal"/>
    </style:style>
    <style:style style:name="T17" style:family="text">
      <style:text-properties officeooo:rsid="00176c57"/>
    </style:style>
    <style:style style:name="T18" style:family="text">
      <style:text-properties officeooo:rsid="0018f19a"/>
    </style:style>
    <style:style style:name="T19" style:family="text">
      <style:text-properties officeooo:rsid="001ae957"/>
    </style:style>
    <style:style style:name="T20"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8"><text:a xlink:type="simple" xlink:href="#__RefHeading___Toc273_3638413791" text:style-name="Index_20_Link" text:visited-style-name="Index_20_Link">Algoritmo de planificación. ¿Qué es?<text:tab/>2</text:a></text:p>
          <text:p text:style-name="P9"><text:a xlink:type="simple" xlink:href="#__RefHeading___Toc275_3638413791" text:style-name="Index_20_Link" text:visited-style-name="Index_20_Link"><text:s/>Conceptos b</text:a><text:a xlink:type="simple" xlink:href="#__RefHeading___Toc275_3638413791" text:style-name="Index_20_Link" text:visited-style-name="Index_20_Link">ásicos</text:a><text:a xlink:type="simple" xlink:href="#__RefHeading___Toc275_3638413791" text:style-name="Index_20_Link" text:visited-style-name="Index_20_Link"><text:tab/>2</text:a></text:p>
          <text:p text:style-name="P9"><text:a xlink:type="simple" xlink:href="#__RefHeading___Toc277_3638413791" text:style-name="Index_20_Link" text:visited-style-name="Index_20_Link"><text:s/>Tipos de algoritmos<text:tab/>3</text:a></text:p>
          <text:p text:style-name="P10"><text:a xlink:type="simple" xlink:href="#__RefHeading___Toc279_3638413791" text:style-name="Index_20_Link" text:visited-style-name="Index_20_Link"><text:s/>SJF (Shortest Job First)<text:tab/>3</text:a></text:p>
          <text:p text:style-name="P10"><text:a xlink:type="simple" xlink:href="#__RefHeading___Toc281_3638413791" text:style-name="Index_20_Link" text:visited-style-name="Index_20_Link"><text:s/>FCFS (First-Come, First-Served)<text:tab/>3</text:a></text:p>
          <text:p text:style-name="P10"><text:a xlink:type="simple" xlink:href="#__RefHeading___Toc283_3638413791" text:style-name="Index_20_Link" text:visited-style-name="Index_20_Link"><text:s/>SRTF (Short Remaining Time Next)<text:tab/>3</text:a></text:p>
          <text:p text:style-name="P10"><text:a xlink:type="simple" xlink:href="#__RefHeading___Toc285_3638413791" text:style-name="Index_20_Link" text:visited-style-name="Index_20_Link"><text:s/>Round Robin<text:tab/>3</text:a></text:p>
          <text:p text:style-name="P8"><text:a xlink:type="simple" xlink:href="#__RefHeading___Toc287_3638413791" text:style-name="Index_20_Link" text:visited-style-name="Index_20_Link">¿Son diferentes entre Linux y Windows?<text:tab/>4</text:a></text:p>
          <text:p text:style-name="P8"><text:a xlink:type="simple" xlink:href="#__RefHeading___Toc289_3638413791" text:style-name="Index_20_Link" text:visited-style-name="Index_20_Link">Bibliografía<text:tab/>5</text:a></text:p>
        </text:index-body>
      </text:table-of-content>
      <text:h text:style-name="P11" text:outline-level="2"><text:bookmark-start text:name="__RefHeading___Toc273_3638413791"/>Algoritmo de planificaci<text:span text:style-name="T3">ón. ¿Qué es?</text:span><text:bookmark-end text:name="__RefHeading___Toc273_3638413791"/></text:h>
      <text:p text:style-name="P1"><text:tab/>Un algoritmo de planificación se dá cuando: un proceso es ejecutable, en el cual el sistema operativo debe decidir cuál de ellos debe ejecutarse en primer término. Estos métodos nacieron por la necesidad de poder ordenar los procesos para ganar eficiencia a la hora de tratar con ellos, es decir, son los encargados de ordenar y dirigir los procesos para asegurar que ninguno de ellos monopolice el uso de la CPU.</text:p>
      <text:p text:style-name="P1"/>
      <text:h text:style-name="Heading_20_3" text:outline-level="3"><text:bookmark-start text:name="__RefHeading___Toc275_3638413791"/><text:tab/><text:span text:style-name="T1">Conceptos b</text:span><text:span text:style-name="T6">ásicos</text:span><text:bookmark-end text:name="__RefHeading___Toc275_3638413791"/></text:h>
      <text:list xml:id="list1329531598" text:style-name="L1">
        <text:list-item>
          <text:p text:style-name="P17"><text:span text:style-name="T7">Tiempo de espera</text:span><text:span text:style-name="T5">: Es el tiempo que un proceso permanece esperando en la cola de ejecución</text:span></text:p>
        </text:list-item>
        <text:list-item>
          <text:p text:style-name="P17"><text:span text:style-name="T7">Tiempo de retorno</text:span><text:span text:style-name="T5">: Tiempo que pasa desde que se lanza el proceso hasta que finaliza.</text:span></text:p>
        </text:list-item>
        <text:list-item>
          <text:p text:style-name="P18"><text:span text:style-name="T5">Tiempo de respuesta</text:span><text:span text:style-name="T8">: Es el tiempo en el que un proceso bloqueado tarda en entrar en ejecución</text:span></text:p>
        </text:list-item>
        <text:list-item>
          <text:p text:style-name="P18"><text:span text:style-name="T5">Uso de CPU</text:span><text:span text:style-name="T8">: Porcentaje de utilización de la CPU por procesos de usuarios</text:span></text:p>
        </text:list-item>
        <text:list-item>
          <text:p text:style-name="P18"><text:span text:style-name="T5">Productividad</text:span><text:span text:style-name="T8">: Es el número de procesos realizados en una unidad de tiempo</text:span></text:p>
        </text:list-item>
      </text:list>
      <text:p text:style-name="P6"><text:span text:style-name="T10"><text:tab/>Los algoritmos </text:span><text:span text:style-name="T11">tienen dos disciplinas de planificación</text:span><text:span text:style-name="T10">:</text:span></text:p>
      <text:list xml:id="list219870466" text:style-name="L2">
        <text:list-item>
          <text:p text:style-name="P19"><text:span text:style-name="T16">N</text:span><text:span text:style-name="T15">o apropiativa</text:span><text:span text:style-name="T9">: Se da cuando a un proceso que está en la CPU no puede ser retirado, por lo que un proceso nuevo no entrará hasta que termina el anterior</text:span></text:p>
          <text:list>
            <text:list-item>
              <text:p text:style-name="P20">SJN (Shortest Job First)</text:p>
            </text:list-item>
            <text:list-item>
              <text:p text:style-name="P20">FCFS o FIFO (First-Come, First-Served)</text:p>
            </text:list-item>
          </text:list>
        </text:list-item>
      </text:list>
      <text:list xml:id="list1663486136" text:style-name="L3">
        <text:list-item>
          <text:p text:style-name="P22"><text:span text:style-name="T13">Apropiativ</text:span><text:span text:style-name="T14">o</text:span><text:span text:style-name="T9">: </text:span><text:span text:style-name="T11">También conocido como </text:span><text:span text:style-name="T14">expulsivo</text:span><text:span text:style-name="T11"> o </text:span><text:span text:style-name="T14">expropiativo</text:span><text:span text:style-name="T11">, </text:span></text:p>
          <text:list>
            <text:list-item>
              <text:p text:style-name="P21">SRTF (Short Remaining Time Next)</text:p>
            </text:list-item>
            <text:list-item>
              <text:p text:style-name="P21">Round Robin</text:p>
            </text:list-item>
          </text:list>
        </text:list-item>
      </text:list>
      <text:h text:style-name="P13" text:outline-level="3"><text:bookmark-start text:name="__RefHeading___Toc277_3638413791"/><text:tab/><text:span text:style-name="T18">Tipos de algoritmos</text:span><text:bookmark-end text:name="__RefHeading___Toc277_3638413791"/></text:h>
      <text:p text:style-name="Text_20_body"><text:tab/></text:p>
      <text:h text:style-name="P14" text:outline-level="4"><text:bookmark-start text:name="__RefHeading___Toc279_3638413791"/><text:tab/><text:span text:style-name="T19">SJF (Shortest Job First)</text:span><text:bookmark-end text:name="__RefHeading___Toc279_3638413791"/></text:h>
      <text:p text:style-name="P5"><text:tab/><text:span text:style-name="T19">Este algoritmo prioriza los procesos más cortos independientemente de su llegada y en caso de que los procesos sean iguales se utilizará el método FIFO (según su llegada). Este sistema tiene el riesgo de que los procesos más largos puedan llegar a no ejecutarse nunca, esto se le conoce como inanición.</text:span></text:p>
      <text:h text:style-name="P14" text:outline-level="4"/>
      <text:h text:style-name="P15" text:outline-level="4"><text:bookmark-start text:name="__RefHeading___Toc281_3638413791"/><text:tab/>FCFS (First-Come, First-Served)<text:bookmark-end text:name="__RefHeading___Toc281_3638413791"/></text:h>
      <text:p text:style-name="Text_20_body"><text:tab/><text:span text:style-name="T18">FCFS o tambien llamado FIFO (first input, first output). Este algoritmo es muy sencillo, pero también el que menos rendimiento ofrece. Básicamente el primer porceso que llega se ejecuta y una vez terminado se ejecuta el siguiente</text:span></text:p>
      <text:p text:style-name="P2"><text:a xlink:type="simple" xlink:href="https://cursos.clavijero.edu.mx/cursos/147_poti/modulo2/contenidos/tema2.2.html" text:style-name="Internet_20_link" text:visited-style-name="Visited_20_Internet_20_Link"/></text:p>
      <text:h text:style-name="Heading_20_4" text:outline-level="4"><text:bookmark-start text:name="__RefHeading___Toc283_3638413791"/><text:tab/><text:span text:style-name="T19">SRTF (Short Remaining Time Next)</text:span><text:bookmark-end text:name="__RefHeading___Toc283_3638413791"/></text:h>
      <text:p text:style-name="Text_20_body"><text:tab/><text:span text:style-name="T19">Este algoritmo es parecido al SFJ, éste será capaz de expulsar a un proceso largo en ejecución para ejecutar otros más cortos. El problema de esto será parecido al de SJF, que un proceso largo pueda llegar a expulsarse muchas veces y nunca termine debido a la ejecución de otros más cortos.</text:span></text:p>
      <text:p text:style-name="Text_20_body"/>
      <text:h text:style-name="Heading_20_4" text:outline-level="4"><text:bookmark-start text:name="__RefHeading___Toc285_3638413791"/><text:tab/><text:span text:style-name="T19">Round Robin</text:span><text:bookmark-end text:name="__RefHeading___Toc285_3638413791"/></text:h>
      <text:p text:style-name="P23"><text:tab/>Este algoritmo trata a todos los procesos con la misma prioridad, por lo que asigna a los procesos un tiempo equitativo en ejecución. Este algoritmo se produce de forma circular, es decir, siempre vuelve al primer proceso una vez terminado el último. </text:p>
      <text:h text:style-name="P12" text:outline-level="2"><text:bookmark-start text:name="__RefHeading___Toc287_3638413791"/>¿Son diferentes entre Linux y Windows?<text:bookmark-end text:name="__RefHeading___Toc287_3638413791"/></text:h>
      <text:p text:style-name="P7"><text:tab/>Si, son diferentes entre windows y linux. Windows generalmente utiliza el algoritmo de Round Robin. Mientras que en linux hay dos tipos de algoritmo que se utilizan, en los procesos de UNIX se utiliza RoundRobin, mientras que para los procesos de tiempo real utilizan First Come First Served.</text:p>
      <text:p text:style-name="P7"><text:tab/>Esto nos sirve para responder otra pregunta, <text:span text:style-name="T20">¿Sólo se utiliza un algoritmo de planificación?</text:span>, la respuesta es que depende del Sistema Operativo, mientras que en Windows solo utiliza un tipo de algoritmo, linux utiliza dos de ellos.</text:p>
      <text:h text:style-name="P11" text:outline-level="2"><text:bookmark-start text:name="__RefHeading___Toc289_3638413791"/><text:span text:style-name="T17">Bibliograf</text:span><text:span text:style-name="T4">ía</text:span><text:bookmark-end text:name="__RefHeading___Toc289_3638413791"/></text:h>
      <text:p text:style-name="P3"><text:a xlink:type="simple" xlink:href="https://cursos.clavijero.edu.mx/cursos/147_poti/modulo2/contenidos/tema2.2.html" text:style-name="Internet_20_link" text:visited-style-name="Visited_20_Internet_20_Link"><text:span text:style-name="T17">Que es un algoritmo de planificacion</text:span></text:a></text:p>
      <text:p text:style-name="P6"><text:a xlink:type="simple" xlink:href="http://jmoral.es/blog/planificacion-procesos" text:style-name="Internet_20_link" text:visited-style-name="Visited_20_Internet_20_Link"><text:span text:style-name="T12">Necesidad, conceptos y tipos de algoritmos de planificacion de procesos</text:span></text:a></text:p>
      <text:p text:style-name="P4"><text:a xlink:type="simple" xlink:href="https://ivanlopezjorda.wordpress.com/2015/10/05/planificacion-de-procesos-windows-y-linux/" text:style-name="Internet_20_link" text:visited-style-name="Visited_20_Internet_20_Link">Algoritmo de windows y de linux</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3T10:01:51.501214234</meta:creation-date>
    <dc:date>2023-05-13T12:23:25.261752479</dc:date>
    <meta:editing-duration>PT33M14S</meta:editing-duration>
    <meta:editing-cycles>6</meta:editing-cycles>
    <meta:generator>LibreOffice/7.3.7.2$Linux_X86_64 LibreOffice_project/30$Build-2</meta:generator>
    <meta:document-statistic meta:table-count="0" meta:image-count="0" meta:object-count="0" meta:page-count="5" meta:paragraph-count="42" meta:word-count="576" meta:character-count="3427" meta:non-whitespace-character-count="2880"/>
  </office:meta>
</office:document-meta>
</file>